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sans-serif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5747d"/>
    </style:style>
    <style:style style:name="P2" style:family="paragraph" style:parent-style-name="Preformatted_20_Text">
      <style:text-properties fo:font-size="11pt" style:font-size-asian="11pt" style:font-size-complex="11pt"/>
    </style:style>
    <style:style style:name="P3" style:family="paragraph" style:parent-style-name="Preformatted_20_Text">
      <style:text-properties fo:font-size="13pt" style:font-size-asian="13pt" style:font-size-complex="13pt"/>
    </style:style>
    <style:style style:name="P4" style:family="paragraph" style:parent-style-name="Preformatted_20_Text">
      <style:text-properties fo:font-size="15pt" style:font-size-asian="15pt" style:font-size-complex="15pt"/>
    </style:style>
    <style:style style:name="P5" style:family="paragraph" style:parent-style-name="Preformatted_20_Text">
      <style:text-properties fo:font-size="14pt" style:font-size-asian="14pt" style:font-size-complex="14pt"/>
    </style:style>
    <style:style style:name="P6" style:family="paragraph" style:parent-style-name="Preformatted_20_Text">
      <style:text-properties fo:font-size="12pt" style:font-size-asian="12pt" style:font-size-complex="12pt"/>
    </style:style>
    <style:style style:name="P7" style:family="paragraph" style:parent-style-name="Preformatted_20_Text">
      <style:text-properties fo:font-size="10.5pt" style:font-size-asian="10.5pt" style:font-size-complex="10.5pt"/>
    </style:style>
    <style:style style:name="P8" style:family="paragraph" style:parent-style-name="Preformatted_20_Text">
      <style:paragraph-properties fo:margin-top="0cm" fo:margin-bottom="0.499cm" loext:contextual-spacing="false"/>
    </style:style>
    <style:style style:name="P9" style:family="paragraph" style:parent-style-name="Preformatted_20_Text">
      <style:paragraph-properties fo:margin-top="0cm" fo:margin-bottom="0.499cm" loext:contextual-spacing="false"/>
      <style:text-properties fo:font-size="11pt" style:font-size-asian="11pt" style:font-size-complex="11pt"/>
    </style:style>
    <style:style style:name="P10" style:family="paragraph" style:parent-style-name="Preformatted_20_Text">
      <style:paragraph-properties fo:margin-top="0cm" fo:margin-bottom="0.499cm" loext:contextual-spacing="false"/>
      <style:text-properties fo:font-size="13pt" style:font-size-asian="13pt" style:font-size-complex="13pt"/>
    </style:style>
    <style:style style:name="P11" style:family="paragraph" style:parent-style-name="Preformatted_20_Text">
      <style:paragraph-properties fo:margin-top="0cm" fo:margin-bottom="0.499cm" loext:contextual-spacing="false"/>
      <style:text-properties fo:font-size="14pt" style:font-size-asian="14pt" style:font-size-complex="14pt"/>
    </style:style>
    <style:style style:name="P12" style:family="paragraph" style:parent-style-name="Preformatted_20_Text">
      <style:paragraph-properties fo:margin-top="0cm" fo:margin-bottom="0.499cm" loext:contextual-spacing="false"/>
      <style:text-properties officeooo:paragraph-rsid="0015747d"/>
    </style:style>
    <style:style style:name="P13" style:family="paragraph" style:parent-style-name="Preformatted_20_Text">
      <style:paragraph-properties fo:margin-top="0cm" fo:margin-bottom="0.499cm" loext:contextual-spacing="false"/>
      <style:text-properties fo:font-size="12pt"/>
    </style:style>
    <style:style style:name="P14" style:family="paragraph" style:parent-style-name="Preformatted_20_Text">
      <style:paragraph-properties fo:margin-top="0cm" fo:margin-bottom="0.499cm" loext:contextual-spacing="false"/>
      <style:text-properties fo:font-size="12pt" style:font-size-asian="12pt" style:font-size-complex="12pt"/>
    </style:style>
    <style:style style:name="P15" style:family="paragraph" style:parent-style-name="Preformatted_20_Text">
      <style:paragraph-properties fo:margin-top="0cm" fo:margin-bottom="0.499cm" loext:contextual-spacing="false"/>
      <style:text-properties fo:font-size="10.5pt" style:font-size-asian="10.5pt" style:font-size-complex="10.5pt"/>
    </style:style>
    <style:style style:name="P16" style:family="paragraph" style:parent-style-name="Preformatted_20_Text">
      <loext:graphic-properties draw:fill="none"/>
      <style:paragraph-properties fo:margin-left="-1.7cm" fo:margin-right="-1.7cm" fo:text-indent="0cm" style:auto-text-indent="false" fo:background-color="transparent">
        <style:tab-stops>
          <style:tab-stop style:position="0.688cm"/>
        </style:tab-stops>
      </style:paragraph-properties>
      <style:text-properties fo:font-size="13pt" officeooo:rsid="0014446f" officeooo:paragraph-rsid="0014446f" style:font-size-asian="11.3500003814697pt" style:font-size-complex="13pt"/>
    </style:style>
    <style:style style:name="P17" style:family="paragraph" style:parent-style-name="Preformatted_20_Text">
      <loext:graphic-properties draw:fill="none"/>
      <style:paragraph-properties fo:margin-left="-1.7cm" fo:margin-right="-1.7cm" fo:text-indent="0cm" style:auto-text-indent="false" fo:background-color="transparent">
        <style:tab-stops>
          <style:tab-stop style:position="0.688cm"/>
        </style:tab-stops>
      </style:paragraph-properties>
      <style:text-properties fo:font-size="13pt" officeooo:rsid="0014446f" officeooo:paragraph-rsid="0015747d" style:font-size-asian="11.3500003814697pt" style:font-size-complex="13pt"/>
    </style:style>
    <style:style style:name="P18" style:family="paragraph" style:parent-style-name="Preformatted_20_Text">
      <loext:graphic-properties draw:fill="none"/>
      <style:paragraph-properties fo:margin-left="-1.7cm" fo:margin-right="-1.7cm" fo:text-indent="0cm" style:auto-text-indent="false" fo:background-color="transparent">
        <style:tab-stops>
          <style:tab-stop style:position="0.688cm"/>
        </style:tab-stops>
      </style:paragraph-properties>
      <style:text-properties officeooo:paragraph-rsid="0015747d"/>
    </style:style>
    <style:style style:name="P19" style:family="paragraph" style:parent-style-name="Preformatted_20_Text">
      <loext:graphic-properties draw:fill="none"/>
      <style:paragraph-properties fo:margin-left="-1.7cm" fo:margin-right="-1.7cm" fo:text-indent="0cm" style:auto-text-indent="false" fo:background-color="transparent">
        <style:tab-stops>
          <style:tab-stop style:position="0.688cm"/>
        </style:tab-stops>
      </style:paragraph-properties>
      <style:text-properties fo:font-variant="normal" fo:text-transform="none" style:font-name="Roboto" fo:font-size="10pt" fo:letter-spacing="normal" fo:font-style="normal" fo:font-weight="normal" officeooo:rsid="0015747d" officeooo:paragraph-rsid="0015747d" style:font-size-asian="8.75pt" style:font-size-complex="10pt"/>
    </style:style>
    <style:style style:name="P20" style:family="paragraph" style:parent-style-name="Preformatted_20_Text">
      <loext:graphic-properties draw:fill="none"/>
      <style:paragraph-properties fo:margin-left="-1.7cm" fo:margin-right="-1.7cm" fo:text-indent="0cm" style:auto-text-indent="false" fo:background-color="transparent">
        <style:tab-stops>
          <style:tab-stop style:position="0.688cm"/>
        </style:tab-stops>
      </style:paragraph-properties>
      <style:text-properties fo:font-variant="normal" fo:text-transform="none" fo:font-size="14pt" fo:letter-spacing="normal" officeooo:paragraph-rsid="0015747d" style:font-size-asian="14pt" style:font-size-complex="14pt"/>
    </style:style>
    <style:style style:name="P21" style:family="paragraph" style:parent-style-name="Preformatted_20_Text">
      <loext:graphic-properties draw:fill="none"/>
      <style:paragraph-properties fo:margin-left="-1.7cm" fo:margin-right="-1.7cm" fo:margin-top="0cm" fo:margin-bottom="0.499cm" loext:contextual-spacing="false" fo:text-indent="0cm" style:auto-text-indent="false" fo:background-color="transparent">
        <style:tab-stops>
          <style:tab-stop style:position="0.688cm"/>
        </style:tab-stops>
      </style:paragraph-properties>
      <style:text-properties fo:font-size="13pt" fo:font-weight="bold" officeooo:paragraph-rsid="00179bb7" style:font-size-asian="11.3500003814697pt" style:font-weight-asian="bold" style:font-size-complex="13pt" style:font-weight-complex="bold"/>
    </style:style>
    <style:style style:name="P22" style:family="paragraph" style:parent-style-name="Preformatted_20_Text">
      <loext:graphic-properties draw:fill="none"/>
      <style:paragraph-properties fo:margin-left="-1.7cm" fo:margin-right="-1.7cm" fo:margin-top="0cm" fo:margin-bottom="0.499cm" loext:contextual-spacing="false" fo:text-indent="0cm" style:auto-text-indent="false" fo:background-color="transparent">
        <style:tab-stops>
          <style:tab-stop style:position="0.688cm"/>
        </style:tab-stops>
      </style:paragraph-properties>
      <style:text-properties fo:font-size="14pt" officeooo:paragraph-rsid="0015747d" style:font-size-asian="14pt" style:font-size-complex="14pt"/>
    </style:style>
    <style:style style:name="P23" style:family="paragraph" style:parent-style-name="Preformatted_20_Text">
      <loext:graphic-properties draw:fill="none"/>
      <style:paragraph-properties fo:margin-left="-1.7cm" fo:margin-right="-1.7cm" fo:margin-top="0cm" fo:margin-bottom="0.499cm" loext:contextual-spacing="false" fo:text-indent="0cm" style:auto-text-indent="false" fo:background-color="transparent">
        <style:tab-stops>
          <style:tab-stop style:position="0.688cm"/>
        </style:tab-stops>
      </style:paragraph-properties>
      <style:text-properties fo:font-size="15pt" officeooo:paragraph-rsid="0015ac15" style:font-size-asian="13.1000003814697pt" style:font-size-complex="15pt"/>
    </style:style>
    <style:style style:name="P24" style:family="paragraph" style:parent-style-name="Preformatted_20_Text">
      <loext:graphic-properties draw:fill="none"/>
      <style:paragraph-properties fo:margin-left="-1.7cm" fo:margin-right="-1.7cm" fo:margin-top="0cm" fo:margin-bottom="0.499cm" loext:contextual-spacing="false" fo:text-indent="0cm" style:auto-text-indent="false" fo:background-color="transparent">
        <style:tab-stops>
          <style:tab-stop style:position="0.688cm"/>
        </style:tab-stops>
      </style:paragraph-properties>
      <style:text-properties fo:font-size="16pt" officeooo:paragraph-rsid="0015ac15" style:font-size-asian="14pt" style:font-size-complex="16pt"/>
    </style:style>
    <style:style style:name="P25" style:family="paragraph" style:parent-style-name="Standard" style:master-page-name="">
      <loext:graphic-properties draw:fill="none"/>
      <style:paragraph-properties fo:margin-left="-1.7cm" fo:margin-right="-1.7cm" fo:text-indent="0cm" style:auto-text-indent="false" style:page-number="auto" fo:background-color="transparent">
        <style:tab-stops>
          <style:tab-stop style:position="0.688cm"/>
        </style:tab-stops>
      </style:paragraph-properties>
    </style:style>
    <style:style style:name="P26" style:family="paragraph" style:parent-style-name="Standard">
      <loext:graphic-properties draw:fill="none"/>
      <style:paragraph-properties fo:margin-left="-1.7cm" fo:margin-right="-1.7cm" fo:text-indent="0cm" style:auto-text-indent="false" fo:background-color="transparent">
        <style:tab-stops>
          <style:tab-stop style:position="0.688cm"/>
        </style:tab-stops>
      </style:paragraph-properties>
    </style:style>
    <style:style style:name="P27" style:family="paragraph" style:parent-style-name="Standard">
      <loext:graphic-properties draw:fill="none"/>
      <style:paragraph-properties fo:margin-left="-1.7cm" fo:margin-right="-1.7cm" fo:text-indent="0cm" style:auto-text-indent="false" fo:background-color="transparent">
        <style:tab-stops>
          <style:tab-stop style:position="0.688cm"/>
        </style:tab-stops>
      </style:paragraph-properties>
      <style:text-properties officeooo:rsid="0014446f" officeooo:paragraph-rsid="0014446f"/>
    </style:style>
    <style:style style:name="P28" style:family="paragraph" style:parent-style-name="Standard">
      <loext:graphic-properties draw:fill="none"/>
      <style:paragraph-properties fo:margin-left="-1.7cm" fo:margin-right="-1.7cm" fo:text-indent="0cm" style:auto-text-indent="false" fo:background-color="transparent">
        <style:tab-stops>
          <style:tab-stop style:position="0.688cm"/>
        </style:tab-stops>
      </style:paragraph-properties>
      <style:text-properties officeooo:rsid="0015747d" officeooo:paragraph-rsid="0015747d"/>
    </style:style>
    <style:style style:name="P29" style:family="paragraph" style:parent-style-name="Standard">
      <loext:graphic-properties draw:fill="none"/>
      <style:paragraph-properties fo:margin-left="-1.7cm" fo:margin-right="-1.7cm" fo:text-indent="0cm" style:auto-text-indent="false" fo:background-color="transparent">
        <style:tab-stops>
          <style:tab-stop style:position="0.688cm"/>
        </style:tab-stops>
      </style:paragraph-properties>
      <style:text-properties fo:font-variant="normal" fo:text-transform="none" style:font-name="Roboto" fo:font-size="16pt" fo:letter-spacing="normal" fo:font-style="normal" fo:font-weight="normal" officeooo:rsid="0014446f" officeooo:paragraph-rsid="0014446f" style:font-size-asian="16pt" style:font-size-complex="16pt"/>
    </style:style>
    <style:style style:name="P30" style:family="paragraph" style:parent-style-name="Standard">
      <loext:graphic-properties draw:fill="none"/>
      <style:paragraph-properties fo:margin-left="-1.7cm" fo:margin-right="-1.7cm" fo:text-indent="0cm" style:auto-text-indent="false" fo:background-color="transparent">
        <style:tab-stops>
          <style:tab-stop style:position="0.688cm"/>
        </style:tab-stops>
      </style:paragraph-properties>
      <style:text-properties fo:font-variant="normal" fo:text-transform="none" style:font-name="Roboto" fo:font-size="24pt" fo:letter-spacing="normal" fo:font-style="normal" fo:font-weight="normal" officeooo:rsid="0015747d" officeooo:paragraph-rsid="0015747d" style:font-size-asian="24pt" style:font-size-complex="24pt"/>
    </style:style>
    <style:style style:name="P31" style:family="paragraph" style:parent-style-name="Standard">
      <loext:graphic-properties draw:fill="none"/>
      <style:paragraph-properties fo:margin-left="-1.7cm" fo:margin-right="-1.7cm" fo:text-indent="0cm" style:auto-text-indent="false" fo:background-color="transparent">
        <style:tab-stops>
          <style:tab-stop style:position="0.688cm"/>
        </style:tab-stops>
      </style:paragraph-properties>
      <style:text-properties fo:font-variant="normal" fo:text-transform="none" style:font-name="Roboto" fo:font-size="24pt" fo:letter-spacing="normal" fo:font-style="normal" fo:font-weight="normal" officeooo:paragraph-rsid="0015747d"/>
    </style:style>
    <style:style style:name="P32" style:family="paragraph" style:parent-style-name="Standard">
      <loext:graphic-properties draw:fill="none"/>
      <style:paragraph-properties fo:margin-left="-1.7cm" fo:margin-right="-1.7cm" fo:text-indent="0cm" style:auto-text-indent="false" fo:background-color="transparent">
        <style:tab-stops>
          <style:tab-stop style:position="0.688cm"/>
        </style:tab-stops>
      </style:paragraph-properties>
      <style:text-properties fo:font-variant="normal" fo:text-transform="none" style:font-name="Roboto" fo:font-size="10pt" fo:letter-spacing="normal" fo:font-style="normal" fo:font-weight="normal" officeooo:rsid="0015747d" officeooo:paragraph-rsid="0015747d" style:font-size-asian="8.75pt" style:font-size-complex="10pt"/>
    </style:style>
    <style:style style:name="P33" style:family="paragraph" style:parent-style-name="Standard">
      <loext:graphic-properties draw:fill="none"/>
      <style:paragraph-properties fo:margin-left="-1.7cm" fo:margin-right="-1.7cm" fo:text-indent="0cm" style:auto-text-indent="false" fo:background-color="transparent">
        <style:tab-stops>
          <style:tab-stop style:position="0.688cm"/>
        </style:tab-stops>
      </style:paragraph-properties>
      <style:text-properties fo:font-variant="normal" fo:text-transform="none" fo:letter-spacing="normal" officeooo:paragraph-rsid="0015747d"/>
    </style:style>
    <style:style style:name="P34" style:family="paragraph" style:parent-style-name="Standard" style:master-page-name="">
      <loext:graphic-properties draw:fill="none"/>
      <style:paragraph-properties fo:margin-left="-1.7cm" fo:margin-right="-1.7cm" fo:margin-top="0cm" fo:margin-bottom="0.499cm" loext:contextual-spacing="false" fo:text-indent="0cm" style:auto-text-indent="false" style:page-number="auto" fo:background-color="transparent">
        <style:tab-stops>
          <style:tab-stop style:position="0.688cm"/>
        </style:tab-stops>
      </style:paragraph-properties>
      <style:text-properties officeooo:paragraph-rsid="0015747d"/>
    </style:style>
    <style:style style:name="P35" style:family="paragraph" style:parent-style-name="Standard" style:master-page-name="">
      <loext:graphic-properties draw:fill="none"/>
      <style:paragraph-properties fo:margin-left="-1.7cm" fo:margin-right="-1.7cm" fo:margin-top="0cm" fo:margin-bottom="0.499cm" loext:contextual-spacing="false" fo:text-indent="0cm" style:auto-text-indent="false" style:page-number="auto" fo:background-color="transparent">
        <style:tab-stops>
          <style:tab-stop style:position="0.688cm"/>
        </style:tab-stops>
      </style:paragraph-properties>
      <style:text-properties officeooo:paragraph-rsid="0015ac15"/>
    </style:style>
    <style:style style:name="P36" style:family="paragraph" style:parent-style-name="Standard" style:master-page-name="">
      <loext:graphic-properties draw:fill="none"/>
      <style:paragraph-properties fo:margin-left="-1.7cm" fo:margin-right="-1.7cm" fo:margin-top="0cm" fo:margin-bottom="0.499cm" loext:contextual-spacing="false" fo:text-indent="0cm" style:auto-text-indent="false" style:page-number="auto" fo:background-color="transparent">
        <style:tab-stops>
          <style:tab-stop style:position="0.688cm"/>
        </style:tab-stops>
      </style:paragraph-properties>
      <style:text-properties officeooo:paragraph-rsid="00179bb7"/>
    </style:style>
    <style:style style:name="P37" style:family="paragraph" style:parent-style-name="Standard" style:master-page-name="">
      <loext:graphic-properties draw:fill="none"/>
      <style:paragraph-properties fo:margin-left="-1.7cm" fo:margin-right="-1.7cm" fo:margin-top="0cm" fo:margin-bottom="0.499cm" loext:contextual-spacing="false" fo:text-indent="0cm" style:auto-text-indent="false" style:page-number="auto" fo:background-color="transparent">
        <style:tab-stops>
          <style:tab-stop style:position="0.688cm"/>
        </style:tab-stops>
      </style:paragraph-properties>
      <style:text-properties fo:font-size="13pt" officeooo:paragraph-rsid="0015ac15"/>
    </style:style>
    <style:style style:name="P38" style:family="paragraph" style:parent-style-name="Standard" style:master-page-name="">
      <loext:graphic-properties draw:fill="none"/>
      <style:paragraph-properties fo:margin-left="-1.7cm" fo:margin-right="-1.7cm" fo:margin-top="0cm" fo:margin-bottom="0.499cm" loext:contextual-spacing="false" fo:text-indent="0cm" style:auto-text-indent="false" style:page-number="auto" fo:background-color="transparent">
        <style:tab-stops>
          <style:tab-stop style:position="0.688cm"/>
        </style:tab-stops>
      </style:paragraph-properties>
      <style:text-properties fo:font-size="15pt" officeooo:paragraph-rsid="0015ac15"/>
    </style:style>
    <style:style style:name="P39" style:family="paragraph" style:parent-style-name="Standard" style:master-page-name="">
      <loext:graphic-properties draw:fill="none"/>
      <style:paragraph-properties fo:margin-left="-1.7cm" fo:margin-right="-1.7cm" fo:margin-top="0cm" fo:margin-bottom="0.499cm" loext:contextual-spacing="false" fo:text-indent="0cm" style:auto-text-indent="false" style:page-number="auto" fo:background-color="transparent">
        <style:tab-stops>
          <style:tab-stop style:position="0.688cm"/>
        </style:tab-stops>
      </style:paragraph-properties>
      <style:text-properties fo:font-size="15pt" officeooo:paragraph-rsid="00179bb7"/>
    </style:style>
    <style:style style:name="P40" style:family="paragraph" style:parent-style-name="Standard" style:master-page-name="">
      <loext:graphic-properties draw:fill="none"/>
      <style:paragraph-properties fo:margin-left="-1.7cm" fo:margin-right="-1.7cm" fo:margin-top="0cm" fo:margin-bottom="0.499cm" loext:contextual-spacing="false" fo:text-indent="0cm" style:auto-text-indent="false" style:page-number="auto" fo:background-color="transparent">
        <style:tab-stops>
          <style:tab-stop style:position="0.688cm"/>
        </style:tab-stops>
      </style:paragraph-properties>
      <style:text-properties fo:font-size="15pt" fo:font-weight="bold" officeooo:paragraph-rsid="00179bb7" style:font-weight-asian="bold" style:font-weight-complex="bold"/>
    </style:style>
    <style:style style:name="P41" style:family="paragraph" style:parent-style-name="Standard">
      <loext:graphic-properties draw:fill="none"/>
      <style:paragraph-properties fo:margin-left="-1.7cm" fo:margin-right="-1.7cm" fo:margin-top="0cm" fo:margin-bottom="0.499cm" loext:contextual-spacing="false" fo:text-indent="0cm" style:auto-text-indent="false" fo:background-color="transparent">
        <style:tab-stops>
          <style:tab-stop style:position="0.688cm"/>
        </style:tab-stops>
      </style:paragraph-properties>
      <style:text-properties officeooo:paragraph-rsid="00179bb7"/>
    </style:style>
    <style:style style:name="P42" style:family="paragraph" style:parent-style-name="Standard">
      <loext:graphic-properties draw:fill="none"/>
      <style:paragraph-properties fo:margin-left="-1.7cm" fo:margin-right="-1.7cm" fo:margin-top="0cm" fo:margin-bottom="0.499cm" loext:contextual-spacing="false" fo:text-indent="0cm" style:auto-text-indent="false" fo:background-color="transparent">
        <style:tab-stops>
          <style:tab-stop style:position="0.688cm"/>
        </style:tab-stops>
      </style:paragraph-properties>
      <style:text-properties fo:font-size="13pt" officeooo:paragraph-rsid="0015747d" style:font-size-asian="11.3500003814697pt" style:font-size-complex="13pt"/>
    </style:style>
    <style:style style:name="P43" style:family="paragraph" style:parent-style-name="Standard">
      <loext:graphic-properties draw:fill="none"/>
      <style:paragraph-properties fo:margin-left="-1.7cm" fo:margin-right="-1.7cm" fo:margin-top="0cm" fo:margin-bottom="0.499cm" loext:contextual-spacing="false" fo:text-indent="0cm" style:auto-text-indent="false" fo:background-color="transparent">
        <style:tab-stops>
          <style:tab-stop style:position="0.688cm"/>
        </style:tab-stops>
      </style:paragraph-properties>
      <style:text-properties fo:font-size="13pt" officeooo:paragraph-rsid="0015ac15"/>
    </style:style>
    <style:style style:name="P44" style:family="paragraph" style:parent-style-name="Standard">
      <loext:graphic-properties draw:fill="none"/>
      <style:paragraph-properties fo:margin-left="-1.7cm" fo:margin-right="-1.7cm" fo:margin-top="0cm" fo:margin-bottom="0.499cm" loext:contextual-spacing="false" fo:text-indent="0cm" style:auto-text-indent="false" fo:background-color="transparent">
        <style:tab-stops>
          <style:tab-stop style:position="0.688cm"/>
        </style:tab-stops>
      </style:paragraph-properties>
      <style:text-properties fo:font-size="13pt" fo:font-weight="bold" officeooo:paragraph-rsid="00179bb7" style:font-size-asian="11.3500003814697pt" style:font-weight-asian="bold" style:font-size-complex="13pt" style:font-weight-complex="bold"/>
    </style:style>
    <style:style style:name="P45" style:family="paragraph" style:parent-style-name="Standard">
      <loext:graphic-properties draw:fill="none"/>
      <style:paragraph-properties fo:margin-left="-1.7cm" fo:margin-right="-1.7cm" fo:margin-top="0cm" fo:margin-bottom="0.499cm" loext:contextual-spacing="false" fo:text-indent="0cm" style:auto-text-indent="false" fo:background-color="transparent">
        <style:tab-stops>
          <style:tab-stop style:position="0.688cm"/>
        </style:tab-stops>
      </style:paragraph-properties>
      <style:text-properties fo:font-size="15pt" officeooo:paragraph-rsid="0015ac15" style:font-size-asian="13.1000003814697pt" style:font-size-complex="15pt"/>
    </style:style>
    <style:style style:name="P46" style:family="paragraph" style:parent-style-name="Standard">
      <loext:graphic-properties draw:fill="none"/>
      <style:paragraph-properties fo:margin-left="-1.7cm" fo:margin-right="-1.7cm" fo:margin-top="0cm" fo:margin-bottom="0.499cm" loext:contextual-spacing="false" fo:text-indent="0cm" style:auto-text-indent="false" fo:background-color="transparent">
        <style:tab-stops>
          <style:tab-stop style:position="0.688cm"/>
        </style:tab-stops>
      </style:paragraph-properties>
      <style:text-properties fo:font-size="16pt" officeooo:paragraph-rsid="0015ac15" style:font-size-asian="14pt" style:font-size-complex="16pt"/>
    </style:style>
    <style:style style:name="P47" style:family="paragraph" style:parent-style-name="Standard" style:master-page-name="">
      <loext:graphic-properties draw:fill="none"/>
      <style:paragraph-properties fo:margin-left="-1.7cm" fo:margin-right="-1.7cm" fo:margin-top="0cm" fo:margin-bottom="0.499cm" loext:contextual-spacing="false" fo:text-indent="0cm" style:auto-text-indent="false" style:page-number="auto" fo:background-color="transparent">
        <style:tab-stops>
          <style:tab-stop style:position="0.688cm"/>
        </style:tab-stops>
      </style:paragraph-properties>
      <style:text-properties fo:font-size="13pt" officeooo:paragraph-rsid="0015ac15"/>
    </style:style>
    <style:style style:name="P48" style:family="paragraph" style:parent-style-name="Standard">
      <loext:graphic-properties draw:fill="none"/>
      <style:paragraph-properties fo:margin-left="0cm" fo:margin-right="-1.7cm" fo:margin-top="0cm" fo:margin-bottom="0.499cm" loext:contextual-spacing="false" fo:text-indent="0cm" style:auto-text-indent="false" fo:background-color="transparent">
        <style:tab-stops>
          <style:tab-stop style:position="0.688cm"/>
        </style:tab-stops>
      </style:paragraph-properties>
      <style:text-properties officeooo:paragraph-rsid="0015ac15"/>
    </style:style>
    <style:style style:name="T1" style:family="text">
      <style:text-properties style:font-name="Ubuntu Mono" fo:font-size="18pt" fo:font-weight="bold" style:font-size-asian="15.75pt" style:font-weight-asian="bold" style:font-size-complex="18pt" style:font-weight-complex="bold"/>
    </style:style>
    <style:style style:name="T2" style:family="text">
      <style:text-properties style:font-name="Ubuntu Mono" fo:font-size="18pt" fo:font-weight="bold" style:font-size-asian="18pt" style:font-weight-asian="bold" style:font-size-complex="18pt" style:font-weight-complex="bold"/>
    </style:style>
    <style:style style:name="T3" style:family="text">
      <style:text-properties style:font-name="Ubuntu Mono" fo:font-size="18pt" fo:font-style="normal" fo:font-weight="bold" style:font-size-asian="18pt" style:font-weight-asian="bold" style:font-size-complex="18pt" style:font-weight-complex="bold"/>
    </style:style>
    <style:style style:name="T4" style:family="text">
      <style:text-properties style:font-name="Ubuntu Mono" fo:font-size="18pt" fo:font-style="normal" fo:font-weight="bold" officeooo:rsid="0015747d" style:font-size-asian="18pt" style:font-weight-asian="bold" style:font-size-complex="18pt" style:font-weight-complex="bold"/>
    </style:style>
    <style:style style:name="T5" style:family="text">
      <style:text-properties style:font-name="Ubuntu Mono" fo:font-size="28pt" fo:font-weight="bold" officeooo:rsid="0014446f" style:font-size-asian="28pt" style:font-weight-asian="bold" style:font-size-complex="28pt" style:font-weight-complex="bold"/>
    </style:style>
    <style:style style:name="T6" style:family="text">
      <style:text-properties style:font-name="Ubuntu Mono" fo:font-size="20pt" fo:font-weight="bold" style:font-size-asian="17.5pt" style:font-weight-asian="bold" style:font-size-complex="20pt" style:font-weight-complex="bold"/>
    </style:style>
    <style:style style:name="T7" style:family="text">
      <style:text-properties style:font-name="Ubuntu Mono" fo:font-size="20pt" fo:font-weight="bold" officeooo:rsid="0014446f" style:font-size-asian="17.5pt" style:font-weight-asian="bold" style:font-size-complex="20pt" style:font-weight-complex="bold"/>
    </style:style>
    <style:style style:name="T8" style:family="text">
      <style:text-properties style:font-name="Ubuntu Mono" fo:font-weight="bold" style:font-weight-asian="bold" style:font-weight-complex="bold"/>
    </style:style>
    <style:style style:name="T9" style:family="text">
      <style:text-properties style:font-name="Ubuntu Mono" fo:font-weight="bold" officeooo:rsid="0015747d" style:font-size-asian="24pt" style:font-weight-asian="bold" style:font-size-complex="24pt" style:font-weight-complex="bold"/>
    </style:style>
    <style:style style:name="T10" style:family="text">
      <style:text-properties style:font-name="Ubuntu Mono" fo:font-size="13pt" fo:font-weight="bold" style:font-size-asian="11.3500003814697pt" style:font-weight-asian="bold" style:font-size-complex="13pt" style:font-weight-complex="bold"/>
    </style:style>
    <style:style style:name="T11" style:family="text">
      <style:text-properties style:font-name="Ubuntu Mono" fo:font-size="13pt" fo:font-weight="bold" officeooo:rsid="0014446f" style:font-size-asian="11.3500003814697pt" style:font-weight-asian="bold" style:font-size-complex="13pt" style:font-weight-complex="bold"/>
    </style:style>
    <style:style style:name="T12" style:family="text">
      <style:text-properties style:font-name="Ubuntu Mono" fo:font-size="13pt" fo:font-weight="bold" officeooo:rsid="0015747d" style:font-size-asian="11.3500003814697pt" style:font-weight-asian="bold" style:font-size-complex="13pt" style:font-weight-complex="bold"/>
    </style:style>
    <style:style style:name="T13" style:family="text">
      <style:text-properties style:font-name="Ubuntu Mono" fo:font-size="13pt" fo:font-weight="bold" style:font-size-asian="13pt" style:font-weight-asian="bold" style:font-size-complex="13pt" style:font-weight-complex="bold"/>
    </style:style>
    <style:style style:name="T14" style:family="text">
      <style:text-properties style:font-name="Ubuntu Mono" fo:font-style="normal" fo:font-weight="bold" style:font-weight-asian="bold" style:font-weight-complex="bold"/>
    </style:style>
    <style:style style:name="T15" style:family="text">
      <style:text-properties fo:font-size="13pt" style:font-size-asian="13pt" style:font-size-complex="13pt"/>
    </style:style>
    <style:style style:name="T16" style:family="text">
      <style:text-properties fo:font-size="11pt" style:font-size-asian="11pt" style:font-size-complex="11pt"/>
    </style:style>
    <style:style style:name="T17" style:family="text">
      <style:text-properties fo:font-variant="normal" fo:text-transform="none" style:font-name="Ubuntu Mono" fo:font-size="18pt" fo:letter-spacing="normal" fo:font-style="normal" fo:font-weight="bold" style:font-size-asian="18pt" style:font-weight-asian="bold" style:font-size-complex="18pt" style:font-weight-complex="bold"/>
    </style:style>
    <style:style style:name="T18" style:family="text">
      <style:text-properties fo:font-variant="normal" fo:text-transform="none" style:font-name="Ubuntu Mono" fo:font-size="18pt" fo:letter-spacing="normal" fo:font-style="normal" fo:font-weight="bold" officeooo:rsid="0015747d" style:font-size-asian="18pt" style:font-weight-asian="bold" style:font-size-complex="18pt" style:font-weight-complex="bold"/>
    </style:style>
    <style:style style:name="T19" style:family="text">
      <style:text-properties fo:font-variant="normal" fo:text-transform="none" style:font-name="Ubuntu Mono" fo:font-size="18pt" fo:letter-spacing="normal" fo:font-style="normal" fo:font-weight="bold" officeooo:rsid="0015ac15" style:font-size-asian="18pt" style:font-weight-asian="bold" style:font-size-complex="18pt" style:font-weight-complex="bold"/>
    </style:style>
    <style:style style:name="T20" style:family="text">
      <style:text-properties fo:font-variant="normal" fo:text-transform="none" style:font-name="Ubuntu Mono" fo:font-size="18pt" fo:letter-spacing="normal" fo:font-style="normal" fo:font-weight="bold" officeooo:rsid="00179bb7" style:font-size-asian="18pt" style:font-weight-asian="bold" style:font-size-complex="18pt" style:font-weight-complex="bold"/>
    </style:style>
    <style:style style:name="T21" style:family="text">
      <style:text-properties fo:font-variant="normal" fo:text-transform="none" style:font-name="Ubuntu Mono" fo:font-size="18pt" fo:letter-spacing="normal" fo:font-style="normal" fo:font-weight="normal" officeooo:rsid="0015747d" style:font-size-asian="18pt" style:font-size-complex="18pt"/>
    </style:style>
    <style:style style:name="T22" style:family="text">
      <style:text-properties fo:font-variant="normal" fo:text-transform="none" style:font-name="Ubuntu Mono" fo:font-size="18pt" fo:letter-spacing="normal" fo:font-style="normal" fo:font-weight="normal" officeooo:rsid="0015747d" style:font-size-asian="18pt" style:font-weight-asian="normal" style:font-size-complex="18pt" style:font-weight-complex="normal"/>
    </style:style>
    <style:style style:name="T23" style:family="text">
      <style:text-properties fo:font-variant="normal" fo:text-transform="none" style:font-name="Ubuntu Mono" fo:font-size="18pt" fo:letter-spacing="normal" fo:font-style="normal" officeooo:rsid="0015747d" style:font-size-asian="18pt" style:font-size-complex="18pt"/>
    </style:style>
    <style:style style:name="T24" style:family="text">
      <style:text-properties fo:font-variant="normal" fo:text-transform="none" style:font-name="Ubuntu Mono" fo:font-size="18pt" fo:letter-spacing="normal" fo:font-style="normal" officeooo:rsid="0015747d" style:font-size-asian="18pt" style:font-weight-asian="bold" style:font-size-complex="18pt" style:font-weight-complex="bold"/>
    </style:style>
    <style:style style:name="T25" style:family="text">
      <style:text-properties fo:font-variant="normal" fo:text-transform="none" style:font-name="Ubuntu Mono" fo:letter-spacing="normal" fo:font-style="normal" fo:font-weight="bold" style:font-weight-asian="bold" style:font-weight-complex="bold"/>
    </style:style>
    <style:style style:name="T26" style:family="text">
      <style:text-properties fo:font-variant="normal" fo:text-transform="none" style:font-name="Ubuntu Mono" fo:letter-spacing="normal" fo:font-style="normal" fo:font-weight="bold" officeooo:rsid="0015747d" style:font-weight-asian="bold" style:font-weight-complex="bold"/>
    </style:style>
    <style:style style:name="T27" style:family="text">
      <style:text-properties fo:font-variant="normal" fo:text-transform="none" style:font-name="Ubuntu Mono" fo:letter-spacing="normal" fo:font-style="normal" fo:font-weight="bold" officeooo:rsid="0015747d" style:font-size-asian="15pt" style:font-weight-asian="bold" style:font-weight-complex="bold"/>
    </style:style>
    <style:style style:name="T28" style:family="text">
      <style:text-properties fo:font-variant="normal" fo:text-transform="none" style:font-name="Ubuntu Mono" fo:letter-spacing="normal" fo:font-style="normal" officeooo:rsid="0015747d"/>
    </style:style>
    <style:style style:name="T29" style:family="text">
      <style:text-properties fo:font-variant="normal" fo:text-transform="none" style:font-name="Ubuntu Mono" fo:font-size="16pt" fo:letter-spacing="normal" fo:font-style="normal" fo:font-weight="bold" officeooo:rsid="0015747d" style:font-size-asian="16pt" style:font-weight-asian="bold" style:font-size-complex="16pt" style:font-weight-complex="bold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fo:font-size="12pt" fo:font-weight="bold" style:font-size-asian="12pt" style:font-weight-asian="bold" style:font-size-complex="12pt" style:font-weight-complex="bold"/>
    </style:style>
    <style:style style:name="T33" style:family="text">
      <style:text-properties officeooo:rsid="00179bb7"/>
    </style:style>
    <style:style style:name="T34" style:family="text">
      <style:text-properties style:font-size-asian="12pt" style:font-size-complex="12pt"/>
    </style:style>
    <style:style style:name="T35" style:family="text">
      <style:text-properties fo:font-size="10.5pt" style:font-size-asian="10.5pt" style:font-size-complex="10.5pt"/>
    </style:style>
    <style:style style:name="T36" style:family="text">
      <style:text-properties fo:font-size="10.5pt" fo:font-weight="bold" style:font-size-asian="10.5pt" style:font-weight-asian="bold" style:font-size-complex="10.5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ext:p text:style-name="P26"/>
      <text:p text:style-name="P26"><text:span text:style-name="T1"><text:s text:c="14"/></text:span><text:span text:style-name="T5">DBMS LAB ASSIGNMENT-5</text:span></text:p>
      <text:p text:style-name="P26"><text:span text:style-name="T7"><text:s text:c="14"/>20BCS009 ANZAL HUSAIN ABIDI</text:span></text:p>
      <text:p text:style-name="P26"><text:span text:style-name="T7"/></text:p>
      <text:p text:style-name="P26"><text:span text:style-name="T7"/></text:p>
      <text:p text:style-name="P26"><text:span text:style-name="T7">Create the table Sales and Write SQL queries for the following:</text:span></text:p>
      <text:p text:style-name="P26"><text:span text:style-name="T7"/></text:p>
      <text:p text:style-name="P26"><text:span text:style-name="T7"/></text:p>
      <text:p text:style-name="P28"><text:span text:style-name="T6">CREATION OF TABLE;</text:span></text:p>
      <text:p text:style-name="P28"/>
      <text:p text:style-name="P28"/>
      <text:p text:style-name="P28"><text:span text:style-name="T11"><text:s/></text:span><text:span text:style-name="T10">use database 20BCS009;</text:span></text:p>
      <text:p text:style-name="P16"><text:span text:style-name="T8"><text:s/>create table sales(</text:span></text:p>
      <text:p text:style-name="Preformatted_20_Text"><text:s/>orderID int,</text:p>
      <text:p text:style-name="Preformatted_20_Text"><text:s/>orderDate varchar(20),</text:p>
      <text:p text:style-name="Preformatted_20_Text"><text:s/>orderPrice float,</text:p>
      <text:p text:style-name="Preformatted_20_Text"><text:s/>orderQuantity int,</text:p>
      <text:p text:style-name="Preformatted_20_Text"><text:s/>customerName varchar(20)</text:p>
      <text:p text:style-name="Preformatted_20_Text"><text:s/>);</text:p>
      <text:p text:style-name="Preformatted_20_Text"/>
      <text:p text:style-name="Preformatted_20_Text"/>
      <text:p text:style-name="Preformatted_20_Text"><text:s/>insert into sales values(1, '2005/12/22', 160, 2, 'Smith');</text:p>
      <text:p text:style-name="Preformatted_20_Text"><text:s/>insert into sales values(2, '2005/08/10', 190, 2, 'Johnson');</text:p>
      <text:p text:style-name="Preformatted_20_Text"><text:s/>insert into sales values(3, '2005/07/13', 500, 5, 'Baldwin');</text:p>
      <text:p text:style-name="Preformatted_20_Text"><text:s/>insert into sales values(4, '2005/07/15', 420, 2, 'Smith');</text:p>
      <text:p text:style-name="P1"><text:s/>insert into sales values(5, '2005/12/22', 1000, 4, 'Wood'); insert into sales <text:s/></text:p>
      <text:p text:style-name="P1"><text:s/>values(6, '2005/10/02', 820, 4, 'Smith');</text:p>
      <text:p text:style-name="P8"><text:s/>insert into sales values(7, '2005/11/03', 2000, 2, 'Baldwin');</text:p>
      <text:p text:style-name="P18"><text:span text:style-name="T12"><text:tab/>select * from</text:span><text:span text:style-name="T11"> sales;</text:span></text:p>
      <text:p text:style-name="P18"><text:span text:style-name="T11"/></text:p>
      <text:p text:style-name="P18"><text:span text:style-name="T11"/></text:p>
      <text:p text:style-name="P17"><text:span text:style-name="T8"><text:s/>+---------+------------+------------+---------------+--------------+</text:span></text:p>
      <text:p text:style-name="P17"><text:span text:style-name="T8"><text:s/>| orderID | orderDate <text:s/>| orderPrice | orderQuantity | customerName |</text:span></text:p>
      <text:p text:style-name="P17"><text:span text:style-name="T8"><text:s/>+---------+------------+------------+---------------+--------------+</text:span></text:p>
      <text:p text:style-name="P17"><text:span text:style-name="T8"><text:s/>| <text:s text:c="6"/>1 | 2005/12/22 | <text:s text:c="7"/>160 | <text:s text:c="12"/>2 | Smith <text:s text:c="7"/>|</text:span></text:p>
      <text:p text:style-name="P17"><text:span text:style-name="T8"><text:s/>| <text:s text:c="6"/>2 | 2005/08/10 | <text:s text:c="7"/>190 | <text:s text:c="12"/>2 | Johnson <text:s text:c="5"/>|</text:span></text:p>
      <text:p text:style-name="P17"><text:span text:style-name="T8"><text:s/>| <text:s text:c="6"/>3 | 2005/07/13 | <text:s text:c="7"/>500 | <text:s text:c="12"/>5 | Baldwin <text:s text:c="5"/>|</text:span></text:p>
      <text:p text:style-name="P17"><text:span text:style-name="T8"><text:s/>| <text:s text:c="6"/>4 | 2005/07/15 | <text:s text:c="7"/>420 | <text:s text:c="12"/>2 | Smith <text:s text:c="7"/>|</text:span></text:p>
      <text:p text:style-name="P17"><text:span text:style-name="T8"><text:s/>| <text:s text:c="6"/>5 | 2005/12/22 | <text:s text:c="6"/>1000 | <text:s text:c="12"/>4 | Wood <text:s text:c="8"/>|</text:span></text:p>
      <text:p text:style-name="P17"><text:span text:style-name="T8"><text:s/>| <text:s text:c="6"/>6 | 2005/10/02 | <text:s text:c="7"/>820 | <text:s text:c="12"/>4 | Smith <text:s text:c="7"/>|</text:span></text:p>
      <text:p text:style-name="P17"><text:span text:style-name="T8"><text:s/>| <text:s text:c="6"/>7 | 2005/11/03 | <text:s text:c="6"/>2000 | <text:s text:c="12"/>2 | Baldwin <text:s text:c="5"/>|</text:span></text:p>
      <text:p text:style-name="P17"><text:span text:style-name="T8"><text:s/>+---------+------------+------------+---------------+--------------+</text:span></text:p>
      <text:p text:style-name="P27"><text:span text:style-name="T6"><text:s/></text:span></text:p>
      <text:p text:style-name="P27"><text:span text:style-name="T6"/></text:p>
      <text:p text:style-name="P27"><text:span text:style-name="T6"><text:s text:c="20"/></text:span></text:p>
      <text:p text:style-name="P27"><text:span text:style-name="T6"/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oft-page-break/><text:span text:style-name="T8"/></text:p>
      <text:p text:style-name="P29"><text:span text:style-name="T8"/></text:p>
      <text:p text:style-name="P30"><text:span text:style-name="T8">EXERCISE :</text:span></text:p>
      <text:p text:style-name="P31"><text:span text:style-name="T9"><text:s/></text:span></text:p>
      <text:p text:style-name="P31"><text:span text:style-name="T2">a) Count how many orders have made a customer with CustomerName of Smith.</text:span></text:p>
      <text:p text:style-name="P30"><text:span text:style-name="T8"/></text:p>
      <text:p text:style-name="P19"><text:span text:style-name="T8"><text:s/></text:span><text:span text:style-name="T13">select count(*),customerName from sales where customerName = 'Smith';</text:span></text:p>
      <text:p text:style-name="P3"/>
      <text:p text:style-name="P3"/>
      <text:p text:style-name="P3"><text:s/>Output:</text:p>
      <text:p text:style-name="P3"><text:s/>+----------+--------------+</text:p>
      <text:p text:style-name="P3"><text:s/>| count(*) | customerName |</text:p>
      <text:p text:style-name="P3"><text:s/>+----------+--------------+</text:p>
      <text:p text:style-name="P3"><text:s/>| <text:s text:c="7"/>3 | Smith <text:s text:c="7"/>|</text:p>
      <text:p text:style-name="P10"><text:s/>+----------+--------------+</text:p>
      <text:p text:style-name="P32"><text:span text:style-name="T8"/></text:p>
      <text:p text:style-name="P32"><text:span text:style-name="T8"/></text:p>
      <text:p text:style-name="P33"><text:span text:style-name="T4">b)</text:span><text:span text:style-name="T3">Find the number of unique customers that have ordered from the store.</text:span></text:p>
      <text:p text:style-name="P33"><text:span text:style-name="T3"/></text:p>
      <text:p text:style-name="P33"><text:span text:style-name="T3"/></text:p>
      <text:p text:style-name="P20"><text:span text:style-name="T14"><text:s/>select count(distinct customerName) from sales;</text:span></text:p>
      <text:p text:style-name="P5"/>
      <text:p text:style-name="P5"/>
      <text:p text:style-name="P5"><text:s/>Output:</text:p>
      <text:p text:style-name="P5"><text:s/>+------------------------------+</text:p>
      <text:p text:style-name="P5"><text:s/>| count(distinct customerName) |</text:p>
      <text:p text:style-name="P5"><text:s/>+------------------------------+</text:p>
      <text:p text:style-name="P5"><text:s/>| <text:s text:c="27"/>4 |</text:p>
      <text:p text:style-name="P12"><text:span text:style-name="T30"><text:s/>+------------------------------+</text:span></text:p>
      <text:p text:style-name="P34"><text:span text:style-name="T18">c)Find out the total number of items ordered by all the customers</text:span><text:span text:style-name="T17">.</text:span></text:p>
      <text:p text:style-name="P22"><text:span text:style-name="T25"/></text:p>
      <text:p text:style-name="P22"><text:span text:style-name="T25">select sum(orderQuantity) from sales;</text:span></text:p>
      <text:p text:style-name="P5"/>
      <text:p text:style-name="P5"/>
      <text:p text:style-name="P5"><text:s/>Output:</text:p>
      <text:p text:style-name="P5"><text:s/>+--------------------+</text:p>
      <text:p text:style-name="P5"><text:s/>| sum(orderQuantity) |</text:p>
      <text:p text:style-name="P5"><text:s/>+--------------------+</text:p>
      <text:p text:style-name="P5"><text:s/>| <text:s text:c="16"/>21 |</text:p>
      <text:p text:style-name="P11"><text:s/>+--------------------+</text:p>
      <text:p text:style-name="P42"><text:soft-page-break/><text:span text:style-name="T25"/></text:p>
      <text:p text:style-name="P37"><text:span text:style-name="T19">d</text:span><text:span text:style-name="T18">)Find out the average number of items per order.</text:span></text:p>
      <text:p text:style-name="P23"><text:span text:style-name="T26"><text:s/></text:span></text:p>
      <text:p text:style-name="P23"><text:span text:style-name="T26">select avg(orderQuantity) from sales;</text:span></text:p>
      <text:p text:style-name="Preformatted_20_Text"/>
      <text:p text:style-name="Preformatted_20_Text"/>
      <text:p text:style-name="Preformatted_20_Text"><text:s/>Output:</text:p>
      <text:p text:style-name="Preformatted_20_Text"><text:s/>+--------------------+</text:p>
      <text:p text:style-name="Preformatted_20_Text"><text:s/>| avg(orderQuantity) |</text:p>
      <text:p text:style-name="Preformatted_20_Text"><text:s/>+--------------------+</text:p>
      <text:p text:style-name="Preformatted_20_Text"><text:s/>| <text:s text:c="12"/>3.0000 |</text:p>
      <text:p text:style-name="P8"><text:s/>+--------------------+</text:p>
      <text:p text:style-name="P45"><text:span text:style-name="T26"/></text:p>
      <text:p text:style-name="P37"><text:span text:style-name="T19">e</text:span><text:span text:style-name="T18">)Find out the average OrderQuantity for all orders with OrderPrice greater than 200.</text:span></text:p>
      <text:p text:style-name="P24"><text:span text:style-name="T26">select avg(orderQuantity) from sales where orderPrice &gt; 200;</text:span></text:p>
      <text:p text:style-name="Preformatted_20_Text"/>
      <text:p text:style-name="Preformatted_20_Text"/>
      <text:p text:style-name="Preformatted_20_Text"><text:s/>Output:</text:p>
      <text:p text:style-name="Preformatted_20_Text"><text:s/>+--------------------+</text:p>
      <text:p text:style-name="Preformatted_20_Text"><text:s/>| avg(orderQuantity) |</text:p>
      <text:p text:style-name="Preformatted_20_Text"><text:s/>+--------------------+</text:p>
      <text:p text:style-name="Preformatted_20_Text"><text:s/>| <text:s text:c="12"/>3.4000 |</text:p>
      <text:p text:style-name="P8"><text:s/>+--------------------+</text:p>
      <text:p text:style-name="P46"><text:span text:style-name="T26"/></text:p>
      <text:p text:style-name="P37"><text:span text:style-name="T19">f</text:span><text:span text:style-name="T18">)Find out what was the minimum price paid for any of the orders.</text:span></text:p>
      <text:p text:style-name="P23"><text:span text:style-name="T26"/></text:p>
      <text:p text:style-name="P23"><text:span text:style-name="T26">select min(orderPrice) from sales;</text:span></text:p>
      <text:p text:style-name="Preformatted_20_Text"/>
      <text:p text:style-name="Preformatted_20_Text"/>
      <text:p text:style-name="Preformatted_20_Text"><text:s/>Output:</text:p>
      <text:p text:style-name="Preformatted_20_Text"><text:s/>+-----------------+</text:p>
      <text:p text:style-name="Preformatted_20_Text"><text:s/>| min(orderPrice) |</text:p>
      <text:p text:style-name="Preformatted_20_Text"><text:s/>+-----------------+</text:p>
      <text:p text:style-name="Preformatted_20_Text"><text:s/>| <text:s text:c="12"/>160 |</text:p>
      <text:p text:style-name="P8"><text:s/>+-----------------+</text:p>
      <text:p text:style-name="P45"><text:span text:style-name="T26"/></text:p>
      <text:p text:style-name="P45"><text:span text:style-name="T26"/></text:p>
      <text:p text:style-name="P45"><text:span text:style-name="T26"/></text:p>
      <text:p text:style-name="P45"><text:span text:style-name="T26"/></text:p>
      <text:p text:style-name="P45"><text:soft-page-break/><text:span text:style-name="T26"/></text:p>
      <text:p text:style-name="P37"><text:span text:style-name="T19">g</text:span><text:span text:style-name="T18">)Find out the highest OrderPrice form the given sales table.</text:span></text:p>
      <text:p text:style-name="P43"><text:span text:style-name="T18"/></text:p>
      <text:p text:style-name="P23"><text:span text:style-name="T26">select max(orderPrice) from sales; </text:span></text:p>
      <text:p text:style-name="Preformatted_20_Text"/>
      <text:p text:style-name="Preformatted_20_Text"/>
      <text:p text:style-name="Preformatted_20_Text"><text:s/>Output:</text:p>
      <text:p text:style-name="Preformatted_20_Text"><text:s/>+-----------------+</text:p>
      <text:p text:style-name="Preformatted_20_Text"><text:s/>| max(orderPrice) |</text:p>
      <text:p text:style-name="Preformatted_20_Text"><text:s/>+-----------------+</text:p>
      <text:p text:style-name="Preformatted_20_Text"><text:s/>| <text:s text:c="11"/>2000 |</text:p>
      <text:p text:style-name="P8"><text:s/>+-----------------+</text:p>
      <text:p text:style-name="P45"><text:span text:style-name="T26"/></text:p>
      <text:p text:style-name="P37"><text:span text:style-name="T19">h</text:span><text:span text:style-name="T18">)List out unique customers’ names only from the table.</text:span></text:p>
      <text:p text:style-name="P23"><text:span text:style-name="T26">select distinct customerName from sales;</text:span></text:p>
      <text:p text:style-name="Preformatted_20_Text"/>
      <text:p text:style-name="Preformatted_20_Text"/>
      <text:p text:style-name="Preformatted_20_Text"><text:s/>Output:</text:p>
      <text:p text:style-name="Preformatted_20_Text"><text:s/>+--------------+</text:p>
      <text:p text:style-name="Preformatted_20_Text"><text:s/>| customerName |</text:p>
      <text:p text:style-name="Preformatted_20_Text"><text:s/>+--------------+</text:p>
      <text:p text:style-name="Preformatted_20_Text"><text:s/>| Smith <text:s text:c="7"/>|</text:p>
      <text:p text:style-name="Preformatted_20_Text"><text:s/>| Johnson <text:s text:c="5"/>|</text:p>
      <text:p text:style-name="Preformatted_20_Text"><text:s/>| Baldwin <text:s text:c="5"/>|</text:p>
      <text:p text:style-name="Preformatted_20_Text"><text:s/>| Wood <text:s text:c="8"/>|</text:p>
      <text:p text:style-name="P8"><text:s/>+--------------+</text:p>
      <text:p text:style-name="P45"/>
      <text:p text:style-name="P35"><text:span text:style-name="T19">i</text:span><text:span text:style-name="T18">)List the name of the customers who have given orders in the month of December.</text:span></text:p>
      <text:p text:style-name="P23"><text:span text:style-name="T26"><text:s/></text:span><text:span text:style-name="T27">select customerName from sales where orderDate like '%/12/%';</text:span></text:p>
      <text:p text:style-name="P4"/>
      <text:p text:style-name="P4"/>
      <text:p text:style-name="P3"><text:s/>Output:</text:p>
      <text:p text:style-name="P3"><text:s/>+--------------+</text:p>
      <text:p text:style-name="P3"><text:s/>| customerName |</text:p>
      <text:p text:style-name="P3"><text:s/>+--------------+</text:p>
      <text:p text:style-name="P3"><text:s/>| Smith <text:s text:c="7"/>|</text:p>
      <text:p text:style-name="P3"><text:s/>| Wood <text:s text:c="8"/>|</text:p>
      <text:p text:style-name="P10"><text:s/>+--------------+</text:p>
      <text:p text:style-name="P45"><text:span text:style-name="T26"/></text:p>
      <text:p text:style-name="P45"><text:span text:style-name="T26"/></text:p>
      <text:p text:style-name="P45"><text:soft-page-break/><text:span text:style-name="T26"/></text:p>
      <text:p text:style-name="P38"><text:span text:style-name="T19">j</text:span><text:span text:style-name="T18">)Find out the total amount of money spent on each of the customers.</text:span></text:p>
      <text:p text:style-name="P23"><text:span text:style-name="T26">select sum(orderPrice), customerName from sales group by customerName;</text:span></text:p>
      <text:p text:style-name="Preformatted_20_Text"/>
      <text:p text:style-name="Preformatted_20_Text"/>
      <text:p text:style-name="Preformatted_20_Text"><text:s/><text:span text:style-name="T31">Output:</text:span></text:p>
      <text:p text:style-name="P6"><text:s/>+-----------------+--------------+</text:p>
      <text:p text:style-name="P6"><text:s/>| sum(orderPrice) | customerName |</text:p>
      <text:p text:style-name="P6"><text:s/>+-----------------+--------------+</text:p>
      <text:p text:style-name="P6"><text:s/>| <text:s text:c="11"/>2500 | Baldwin <text:s text:c="5"/>|</text:p>
      <text:p text:style-name="P6"><text:s/>| <text:s text:c="12"/>190 | Johnson <text:s text:c="5"/>|</text:p>
      <text:p text:style-name="P6"><text:s/>| <text:s text:c="11"/>1400 | Smith <text:s text:c="7"/>|</text:p>
      <text:p text:style-name="P6"><text:s/>| <text:s text:c="11"/>1000 | Wood <text:s text:c="8"/>|</text:p>
      <text:p text:style-name="P14"><text:s/>+-----------------+--------------+</text:p>
      <text:p text:style-name="P38"><text:span text:style-name="T19">k</text:span><text:span text:style-name="T18">)Select all unique customers who have spent more than 1200 in the store.</text:span></text:p>
      <text:p text:style-name="P23"><text:span text:style-name="T26">select CustomerName from sales group by CustomerName having sum(OrderPrice) &gt; 1200;</text:span></text:p>
      <text:p text:style-name="Preformatted_20_Text"/>
      <text:p text:style-name="Preformatted_20_Text"/>
      <text:p text:style-name="P6"><text:s/>Output:</text:p>
      <text:p text:style-name="P6"><text:s/>+--------------+</text:p>
      <text:p text:style-name="P6"><text:s/>| customerName |</text:p>
      <text:p text:style-name="P6"><text:s/>+--------------+</text:p>
      <text:p text:style-name="P6"><text:s/>| Baldwin <text:s text:c="5"/>|</text:p>
      <text:p text:style-name="P6"><text:s/>| Smith <text:s text:c="7"/>|</text:p>
      <text:p text:style-name="P13"><text:span text:style-name="T34"><text:s/>+--------------+</text:span></text:p>
      <text:p text:style-name="P13"><text:span text:style-name="T18"/></text:p>
      <text:p text:style-name="P39"><text:span text:style-name="T18">l) Select all customers that have ordered more than 5 items in total from all their orders.</text:span></text:p>
      <text:p text:style-name="P21"/>
      <text:p text:style-name="P21">select customerName, sum(orderQuantity) as sum from sales group by customerName having sum &gt; 5;</text:p>
      <text:p text:style-name="Preformatted_20_Text"/>
      <text:p text:style-name="Preformatted_20_Text"/>
      <text:p text:style-name="Preformatted_20_Text"><text:s/>Output:</text:p>
      <text:p text:style-name="Preformatted_20_Text"><text:s/>+--------------+------+</text:p>
      <text:p text:style-name="Preformatted_20_Text"><text:s/>| customerName | sum <text:s/>|</text:p>
      <text:p text:style-name="Preformatted_20_Text"><text:s/>+--------------+------+</text:p>
      <text:p text:style-name="Preformatted_20_Text"><text:s/>| Baldwin <text:s text:c="5"/>| <text:s text:c="3"/>7 |</text:p>
      <text:p text:style-name="Preformatted_20_Text"><text:s/>| Smith <text:s text:c="7"/>| <text:s text:c="3"/>8 |</text:p>
      <text:p text:style-name="P8"><text:s/>+--------------+------+</text:p>
      <text:p text:style-name="P44"/>
      <text:p text:style-name="P44"><text:soft-page-break/></text:p>
      <text:p text:style-name="P40"><text:span text:style-name="T23">m) Select all customers who have spent more than 1000, after 10/01/2005.</text:span></text:p>
      <text:p text:style-name="P21"><text:span text:style-name="T28"/></text:p>
      <text:p text:style-name="P21"><text:span text:style-name="T28">select * from sales where orderDate &gt; '2005/10/01' group by customerName having sum(orderPrice) &gt; 1000;</text:span></text:p>
      <text:p text:style-name="Preformatted_20_Text"/>
      <text:p text:style-name="Preformatted_20_Text"/>
      <text:p text:style-name="Preformatted_20_Text">Output:</text:p>
      <text:p text:style-name="Preformatted_20_Text"><text:s/>+---------+------------+------------+---------------+--------------+</text:p>
      <text:p text:style-name="Preformatted_20_Text"><text:s/>| orderID | orderDate <text:s/>| orderPrice | orderQuantity | customerName |</text:p>
      <text:p text:style-name="Preformatted_20_Text"><text:s/>+---------+------------+------------+---------------+--------------+</text:p>
      <text:p text:style-name="Preformatted_20_Text"><text:s/>| <text:s text:c="6"/>7 | 2005/11/03 | <text:s text:c="6"/>2000 | <text:s text:c="12"/>2 | Baldwin <text:s text:c="5"/>|</text:p>
      <text:p text:style-name="P8"><text:s/>+---------+------------+------------+---------------+--------------+</text:p>
      <text:p text:style-name="P44"><text:span text:style-name="T28"/></text:p>
      <text:p text:style-name="P40"><text:span text:style-name="T23">n) Select orders in increasing order of order price.</text:span></text:p>
      <text:p text:style-name="P21"><text:span text:style-name="T28"><text:s text:c="5"/>select * from sales order by orderPrice asc;</text:span></text:p>
      <text:p text:style-name="Preformatted_20_Text"/>
      <text:p text:style-name="Preformatted_20_Text"/>
      <text:p text:style-name="Preformatted_20_Text">O<text:span text:style-name="T16">utput:</text:span></text:p>
      <text:p text:style-name="P2"><text:s/>+---------+------------+------------+---------------+--------------+</text:p>
      <text:p text:style-name="P2"><text:s/>| orderID | orderDate <text:s/>| orderPrice | orderQuantity | customerName |</text:p>
      <text:p text:style-name="P2"><text:s/>+---------+------------+------------+---------------+--------------+</text:p>
      <text:p text:style-name="P2"><text:s/>| <text:s text:c="6"/>1 | 2005/12/22 | <text:s text:c="7"/>160 | <text:s text:c="12"/>2 | Smith <text:s text:c="7"/>|</text:p>
      <text:p text:style-name="P2"><text:s/>| <text:s text:c="6"/>2 | 2005/08/10 | <text:s text:c="7"/>190 | <text:s text:c="12"/>2 | Johnson <text:s text:c="5"/>|</text:p>
      <text:p text:style-name="P2"><text:s/>| <text:s text:c="6"/>4 | 2005/07/15 | <text:s text:c="7"/>420 | <text:s text:c="12"/>2 | Smith <text:s text:c="7"/>|</text:p>
      <text:p text:style-name="P2"><text:s/>| <text:s text:c="6"/>3 | 2005/07/13 | <text:s text:c="7"/>500 | <text:s text:c="12"/>5 | Baldwin <text:s text:c="5"/>|</text:p>
      <text:p text:style-name="P2"><text:s/>| <text:s text:c="6"/>6 | 2005/10/02 | <text:s text:c="7"/>820 | <text:s text:c="12"/>4 | Smith <text:s text:c="7"/>|</text:p>
      <text:p text:style-name="P2"><text:s/>| <text:s text:c="6"/>5 | 2005/12/22 | <text:s text:c="6"/>1000 | <text:s text:c="12"/>4 | Wood <text:s text:c="8"/>|</text:p>
      <text:p text:style-name="P2"><text:s/>| <text:s text:c="6"/>7 | 2005/11/03 | <text:s text:c="6"/>2000 | <text:s text:c="12"/>2 | Baldwin <text:s text:c="5"/>|</text:p>
      <text:p text:style-name="P9"><text:s/>+---------+------------+------------+---------------+--------------+</text:p>
      <text:p text:style-name="P44"><text:span text:style-name="T28"/></text:p>
      <text:p text:style-name="Text_20_body"><text:line-break/></text:p>
      <text:p text:style-name="P36"><text:span text:style-name="T20"/></text:p>
      <text:p text:style-name="P41"><text:span text:style-name="T20"/></text:p>
      <text:p text:style-name="P41"><text:span text:style-name="T20"/></text:p>
      <text:p text:style-name="P41"><text:span text:style-name="T20"/></text:p>
      <text:p text:style-name="P41"><text:span text:style-name="T20"/></text:p>
      <text:p text:style-name="P41"><text:span text:style-name="T20"/></text:p>
      <text:p text:style-name="P41"><text:soft-page-break/><text:span text:style-name="T20"/></text:p>
      <text:p text:style-name="P41"><text:span text:style-name="T20">o</text:span><text:span text:style-name="T18">) Select orders in decreasing order of order price.</text:span></text:p>
      <text:p text:style-name="Text_20_body"><text:line-break/><text:span text:style-name="T32">select * from sales order by orderPrice desc; <text:s/></text:span></text:p>
      <text:p text:style-name="P7"/>
      <text:p text:style-name="P7"/>
      <text:p text:style-name="P7">Output:</text:p>
      <text:p text:style-name="P7"><text:s/>+---------+------------+------------+---------------+--------------+</text:p>
      <text:p text:style-name="P7"><text:s/>| orderID | orderDate <text:s/>| orderPrice | orderQuantity | customerName |</text:p>
      <text:p text:style-name="P7"><text:s/>+---------+------------+------------+---------------+--------------+</text:p>
      <text:p text:style-name="P7"><text:s/>| <text:s text:c="6"/>7 | 2005/11/03 | <text:s text:c="6"/>2000 | <text:s text:c="12"/>2 | Baldwin <text:s text:c="5"/>|</text:p>
      <text:p text:style-name="P7"><text:s/>| <text:s text:c="6"/>5 | 2005/12/22 | <text:s text:c="6"/>1000 | <text:s text:c="12"/>4 | Wood <text:s text:c="8"/>|</text:p>
      <text:p text:style-name="P7"><text:s/>| <text:s text:c="6"/>6 | 2005/10/02 | <text:s text:c="7"/>820 | <text:s text:c="12"/>4 | Smith <text:s text:c="7"/>|</text:p>
      <text:p text:style-name="P7"><text:s/>| <text:s text:c="6"/>3 | 2005/07/13 | <text:s text:c="7"/>500 | <text:s text:c="12"/>5 | Baldwin <text:s text:c="5"/>|</text:p>
      <text:p text:style-name="P7"><text:s/>| <text:s text:c="6"/>4 | 2005/07/15 | <text:s text:c="7"/>420 | <text:s text:c="12"/>2 | Smith <text:s text:c="7"/>|</text:p>
      <text:p text:style-name="P7"><text:s/>| <text:s text:c="6"/>2 | 2005/08/10 | <text:s text:c="7"/>190 | <text:s text:c="12"/>2 | Johnson <text:s text:c="5"/>|</text:p>
      <text:p text:style-name="P7"><text:s/>| <text:s text:c="6"/>1 | 2005/12/22 | <text:s text:c="7"/>160 | <text:s text:c="12"/>2 | Smith <text:s text:c="7"/>|</text:p>
      <text:p text:style-name="P15"><text:s/>+---------+------------+------------+---------------+--------------+</text:p>
      <text:p text:style-name="Text_20_body"/>
      <text:p text:style-name="P48"><text:span text:style-name="T30"/></text:p>
      <text:p text:style-name="P48"><text:span text:style-name="T3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sans-serif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026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8T20:47:06.802110870</meta:creation-date>
    <dc:date>2022-03-08T21:29:26.704203113</dc:date>
    <meta:editing-duration>PT8M38S</meta:editing-duration>
    <meta:editing-cycles>1</meta:editing-cycles>
    <meta:document-statistic meta:table-count="0" meta:image-count="0" meta:object-count="0" meta:page-count="7" meta:paragraph-count="178" meta:word-count="967" meta:character-count="7022" meta:non-whitespace-character-count="5203"/>
    <meta:generator>LibreOffice/6.4.7.2$Linux_X86_64 LibreOffice_project/40$Build-2</meta:generator>
  </office:meta>
</office:document-meta>
</file>